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seudocode<text:s/></text:p>
      <text:p text:style-name="Normal"/>
      <text:p text:style-name="Normal"/>
      <text:p text:style-name="Normal"/>
      <text:p text:style-name="Normal">class user:</text:p>
      <text:p text:style-name="Normal"><text:s text:c="4"/>function initialize(name, email, password):</text:p>
      <text:p text:style-name="Normal"><text:s text:c="8"/>set self.name = name</text:p>
      <text:p text:style-name="Normal"><text:s text:c="8"/>set self.email = email (protected)</text:p>
      <text:p text:style-name="Normal"><text:s text:c="8"/>set self.password = password (protected)</text:p>
      <text:p text:style-name="Normal"/>
      <text:p text:style-name="Normal"><text:s text:c="4"/>function get_email():</text:p>
      <text:p text:style-name="Normal"><text:s text:c="8"/>return email</text:p>
      <text:p text:style-name="Normal"/>
      <text:p text:style-name="Normal"><text:s text:c="4"/>function check_password(password):</text:p>
      <text:p text:style-name="Normal"><text:s text:c="8"/>return true if password matches stored password, else false</text:p>
      <text:p text:style-name="Normal"/>
      <text:p text:style-name="Normal"><text:s text:c="4"/>function get_name():</text:p>
      <text:p text:style-name="Normal"><text:s text:c="8"/>return name</text:p>
      <text:p text:style-name="Normal"/>
      <text:p text:style-name="Normal"/>
      <text:p text:style-name="Normal">class member (inherits user):</text:p>
      <text:p text:style-name="Normal"><text:s text:c="4"/>function initialize(user_id, name, email, password):</text:p>
      <text:p text:style-name="Normal"><text:s text:c="8"/>call parent constructor with (name, email, password)</text:p>
      <text:p text:style-name="Normal"><text:s text:c="8"/>set user_id as private attribute</text:p>
      <text:p text:style-name="Normal"><text:s text:c="8"/>initialize empty list for borrowed_books</text:p>
      <text:p text:style-name="Normal"><text:s text:c="8"/>initialize empty list for reserved_books</text:p>
      <text:p text:style-name="Normal"/>
      <text:p text:style-name="Normal"><text:s text:c="4"/>function get_email():</text:p>
      <text:p text:style-name="Normal"><text:s text:c="8"/>return stored email <text:s/></text:p>
      <text:p text:style-name="Normal"/>
      <text:p text:style-name="Normal"><text:s text:c="4"/>function check_password(password):</text:p>
      <text:soft-page-break/>
      <text:p text:style-name="Normal"><text:s text:c="8"/>return true if password matches stored password, else false <text:s/></text:p>
      <text:p text:style-name="Normal"/>
      <text:p text:style-name="Normal"><text:s text:c="4"/>function borrow_book(book):</text:p>
      <text:p text:style-name="Normal"><text:s text:c="8"/>if borrowed_books count is less than 5 AND book status is "Available":</text:p>
      <text:p text:style-name="Normal"><text:s text:c="12"/>update book status to "Borrowed"</text:p>
      <text:p text:style-name="Normal"><text:s text:c="12"/>set book due date to 14 days from today</text:p>
      <text:p text:style-name="Normal"><text:s text:c="12"/>add book to borrowed_books list</text:p>
      <text:p text:style-name="Normal"><text:s text:c="12"/>return success message</text:p>
      <text:p text:style-name="Normal"><text:s text:c="8"/>else:</text:p>
      <text:p text:style-name="Normal"><text:s text:c="12"/>return failure message ("Limit reached or book unavailable")</text:p>
      <text:p text:style-name="Normal"/>
      <text:p text:style-name="Normal"><text:s text:c="4"/>function return_book(book):</text:p>
      <text:p text:style-name="Normal"><text:s text:c="8"/>if book exists in borrowed_books list:</text:p>
      <text:p text:style-name="Normal"><text:s text:c="12"/>update book status to "Available"</text:p>
      <text:p text:style-name="Normal"><text:s text:c="12"/>clear book due date</text:p>
      <text:p text:style-name="Normal"><text:s text:c="12"/>remove book from borrowed_books list</text:p>
      <text:p text:style-name="Normal"><text:s text:c="12"/>return success message</text:p>
      <text:p text:style-name="Normal"><text:s text:c="8"/>else:</text:p>
      <text:p text:style-name="Normal"><text:s text:c="12"/>return failure message ("Book not found in borrowed list")</text:p>
      <text:p text:style-name="Normal"/>
      <text:p text:style-name="Normal"><text:s text:c="4"/>function reserve_book(book):</text:p>
      <text:p text:style-name="Normal"><text:s text:c="8"/>if book is "Borrowed" AND book is not already reserved:</text:p>
      <text:p text:style-name="Normal"><text:s text:c="12"/>add book to reserved_books list</text:p>
      <text:p text:style-name="Normal"><text:s text:c="12"/>return success message</text:p>
      <text:p text:style-name="Normal"><text:s text:c="8"/>else:</text:p>
      <text:p text:style-name="Normal"><text:s text:c="12"/>return failure message ("Cannot reserve this book")</text:p>
      <text:p text:style-name="Normal"/>
      <text:p text:style-name="Normal"/>
      <text:p text:style-name="Normal">function main():</text:p>
      <text:p text:style-name="Normal"><text:s text:c="4"/>create an instance of Library</text:p>
      <text:p text:style-name="Normal"/>
      <text:soft-page-break/>
      <text:p text:style-name="Normal"><text:s text:c="4"/>while True: <text:s/># Infinite loop for menu</text:p>
      <text:p text:style-name="Normal"><text:s text:c="8"/>if a user is logged in:</text:p>
      <text:p text:style-name="Normal"><text:s text:c="12"/>display menu:<text:s/></text:p>
      <text:p text:style-name="Normal"><text:s text:c="16"/>1. List Books</text:p>
      <text:p text:style-name="Normal"><text:s text:c="16"/>2. Logout</text:p>
      <text:p text:style-name="Normal"><text:s text:c="16"/>if user is a Librarian:</text:p>
      <text:p text:style-name="Normal"><text:s text:c="20"/>3. Add Book</text:p>
      <text:p text:style-name="Normal"><text:s text:c="20"/>4. Remove Book</text:p>
      <text:p text:style-name="Normal"><text:s text:c="12"/></text:p>
      <text:p text:style-name="Normal"><text:s text:c="12"/>get user input as choice</text:p>
      <text:p text:style-name="Normal"/>
      <text:p text:style-name="Normal"><text:s text:c="12"/>if choice is "1":</text:p>
      <text:p text:style-name="Normal"><text:s text:c="16"/>call library.list_books()</text:p>
      <text:p text:style-name="Normal"><text:s text:c="12"/>else if choice is "2":</text:p>
      <text:p text:style-name="Normal"><text:s text:c="16"/>call library.logout()</text:p>
      <text:p text:style-name="Normal"><text:s text:c="12"/>else if choice is "3" and user is a Librarian:</text:p>
      <text:p text:style-name="Normal"><text:s text:c="16"/>call library.add_book()</text:p>
      <text:p text:style-name="Normal"><text:s text:c="12"/>else if choice is "4" and user is a Librarian:</text:p>
      <text:p text:style-name="Normal"><text:s text:c="16"/>call library.remove_book()</text:p>
      <text:p text:style-name="Normal"><text:s text:c="12"/>else:</text:p>
      <text:p text:style-name="Normal"><text:s text:c="16"/>display "Invalid choice"</text:p>
      <text:p text:style-name="Normal"/>
      <text:p text:style-name="Normal"><text:s text:c="8"/>else: <text:s/># If no user is logged in</text:p>
      <text:p text:style-name="Normal"><text:s text:c="12"/>display main menu:</text:p>
      <text:p text:style-name="Normal"><text:s text:c="16"/>1. Register as Member</text:p>
      <text:p text:style-name="Normal"><text:s text:c="16"/>2. Register as Librarian (Admin)</text:p>
      <text:p text:style-name="Normal"><text:s text:c="16"/>3. Login</text:p>
      <text:p text:style-name="Normal"><text:s text:c="16"/>4. Exit</text:p>
      <text:p text:style-name="Normal"><text:s text:c="12"/></text:p>
      <text:p text:style-name="Normal"><text:s text:c="12"/>get user input as choice</text:p>
      <text:p text:style-name="Normal"/>
      <text:soft-page-break/>
      <text:p text:style-name="Normal"><text:s text:c="12"/>if choice is "1":</text:p>
      <text:p text:style-name="Normal"><text:s text:c="16"/>call library.register_member()</text:p>
      <text:p text:style-name="Normal"><text:s text:c="12"/>else if choice is "2":</text:p>
      <text:p text:style-name="Normal"><text:s text:c="16"/>call library.register_librarian()</text:p>
      <text:p text:style-name="Normal"><text:s text:c="12"/>else if choice is "3":</text:p>
      <text:p text:style-name="Normal"><text:s text:c="16"/>call library.login()</text:p>
      <text:p text:style-name="Normal"><text:s text:c="12"/>else if choice is "4":</text:p>
      <text:p text:style-name="Normal"><text:s text:c="16"/>display "Exiting..."</text:p>
      <text:p text:style-name="Normal"><text:s text:c="16"/>break <text:s/># Exit loop</text:p>
      <text:p text:style-name="Normal"><text:s text:c="12"/>else:</text:p>
      <text:p text:style-name="Normal"><text:s text:c="16"/>display "Invalid choice"</text:p>
      <text:p text:style-name="Normal"/>
      <text:p text:style-name="Normal">if script is executed directly:</text:p>
      <text:p text:style-name="Normal"><text:s text:c="4"/>call main()</text:p>
      <text:p text:style-name="Normal"/>
      <text:p text:style-name="Normal">CLASS Administrator EXTENDS User</text:p>
      <text:p text:style-name="Normal"><text:s text:c="4"/>PRIVATE borrowing_limit = 5</text:p>
      <text:p text:style-name="Normal"><text:s text:c="4"/>PRIVATE late_fee = 1.0</text:p>
      <text:p text:style-name="Normal"/>
      <text:p text:style-name="Normal"><text:s text:c="4"/>METHOD Constructor(name, email, password)</text:p>
      <text:p text:style-name="Normal"><text:s text:c="8"/>CALL Parent Constructor(name, email, password)</text:p>
      <text:p text:style-name="Normal"><text:s text:c="8"/>SET borrowing_limit TO 5</text:p>
      <text:p text:style-name="Normal"><text:s text:c="8"/>SET late_fee TO 1.0</text:p>
      <text:p text:style-name="Normal"><text:s text:c="4"/>END METHOD</text:p>
      <text:p text:style-name="Normal"/>
      <text:p text:style-name="Normal"><text:s text:c="4"/>METHOD register_member(library, user_id, name, email, password)</text:p>
      <text:p text:style-name="Normal"><text:s text:c="8"/>RETURN CALL library.register_member(user_id, name, email, password)</text:p>
      <text:p text:style-name="Normal"><text:s text:c="4"/>END METHOD</text:p>
      <text:p text:style-name="Normal"/>
      <text:p text:style-name="Normal"><text:s text:c="4"/>METHOD register_librarian(library, user_id, name, email, password)</text:p>
      <text:p text:style-name="Normal"><text:s text:c="8"/>RETURN CALL library.register_librarian(user_id, name, email, password)</text:p>
      <text:soft-page-break/>
      <text:p text:style-name="Normal"><text:s text:c="4"/>END METHOD</text:p>
      <text:p text:style-name="Normal"/>
      <text:p text:style-name="Normal"><text:s text:c="4"/>METHOD set_library_rules(borrowing_limit = 5, late_fee = None)</text:p>
      <text:p text:style-name="Normal"><text:s text:c="8"/>IF borrowing_limit ≠ 5 THEN</text:p>
      <text:p text:style-name="Normal"><text:s text:c="12"/>SET borrowing_limit TO borrowing_limit</text:p>
      <text:p text:style-name="Normal"><text:s text:c="8"/>END IF</text:p>
      <text:p text:style-name="Normal"><text:s text:c="8"/>IF late_fee IS NOT None THEN</text:p>
      <text:p text:style-name="Normal"><text:s text:c="12"/>SET late_fee TO late_fee</text:p>
      <text:p text:style-name="Normal"><text:s text:c="8"/>END IF</text:p>
      <text:p text:style-name="Normal"><text:s text:c="8"/>RETURN "Library rules updated: Borrowing Limit = borrowing_limit, Late Fee = £late_fee/day"</text:p>
      <text:p text:style-name="Normal"><text:s text:c="4"/>END METHOD</text:p>
      <text:p text:style-name="Normal"/>
      <text:p text:style-name="Normal"><text:s text:c="4"/>METHOD get_library_rules()</text:p>
      <text:p text:style-name="Normal"><text:s text:c="8"/>RETURN "Current Rules - Borrowing Limit: borrowing_limit, Late Fee: £late_fee/day"</text:p>
      <text:p text:style-name="Normal"/>
      <text:p text:style-name="Normal">CLASS Book</text:p>
      <text:p text:style-name="Normal"><text:s text:c="4"/>PRIVATE title</text:p>
      <text:p text:style-name="Normal"><text:s text:c="4"/>PRIVATE author</text:p>
      <text:p text:style-name="Normal"><text:s text:c="4"/>PRIVATE status</text:p>
      <text:p text:style-name="Normal"><text:s text:c="4"/>PRIVATE due_date</text:p>
      <text:p text:style-name="Normal"/>
      <text:p text:style-name="Normal"><text:s text:c="4"/>METHOD Constructor(title, author, status="Available")</text:p>
      <text:p text:style-name="Normal"><text:s text:c="8"/>SET title TO title</text:p>
      <text:p text:style-name="Normal"><text:s text:c="8"/>SET author TO author</text:p>
      <text:p text:style-name="Normal"><text:s text:c="8"/>SET status TO "Available"</text:p>
      <text:p text:style-name="Normal"><text:s text:c="8"/>SET due_date TO None</text:p>
      <text:p text:style-name="Normal"><text:s text:c="4"/>END METHOD</text:p>
      <text:p text:style-name="Normal"/>
      <text:p text:style-name="Normal"><text:s text:c="4"/>METHOD get_title()</text:p>
      <text:p text:style-name="Normal"><text:s text:c="8"/>RETURN title</text:p>
      <text:p text:style-name="Normal"><text:s text:c="4"/>END METHOD</text:p>
      <text:p text:style-name="Normal"/>
      <text:p text:style-name="Normal"><text:s text:c="4"/>METHOD get_status()</text:p>
      <text:p text:style-name="Normal"><text:s text:c="8"/>RETURN status</text:p>
      <text:p text:style-name="Normal"><text:s text:c="4"/>END METHOD</text:p>
      <text:p text:style-name="Normal"/>
      <text:p text:style-name="Normal"><text:s text:c="4"/>METHOD update_status(new_status)</text:p>
      <text:p text:style-name="Normal"><text:s text:c="8"/>SET status TO new_status</text:p>
      <text:p text:style-name="Normal"><text:s text:c="4"/>END METHOD</text:p>
      <text:p text:style-name="Normal"/>
      <text:p text:style-name="Normal"><text:s text:c="4"/>METHOD set_due_date(due_date)</text:p>
      <text:p text:style-name="Normal"><text:s text:c="8"/>SET due_date TO due_date</text:p>
      <text:p text:style-name="Normal"><text:s text:c="4"/>END METHOD</text:p>
      <text:p text:style-name="Normal">END CLASS</text:p>
      <text:p text:style-name="Normal"/>
      <text:p text:style-name="Normal"/>
      <text:p text:style-name="Normal"/>
      <text:p text:style-name="Normal">CLASS Librarian EXTENDS User</text:p>
      <text:p text:style-name="Normal"><text:s text:c="4"/>PRIVATE user_id</text:p>
      <text:p text:style-name="Normal"/>
      <text:p text:style-name="Normal"><text:s text:c="4"/>METHOD Constructor(user_id, name, email, password)</text:p>
      <text:p text:style-name="Normal"><text:s text:c="8"/>CALL Super Constructor(name, email, password)</text:p>
      <text:p text:style-name="Normal"><text:s text:c="8"/>SET user_id TO user_id</text:p>
      <text:p text:style-name="Normal"><text:s text:c="4"/>END METHOD</text:p>
      <text:p text:style-name="Normal"/>
      <text:p text:style-name="Normal"><text:s text:c="4"/>METHOD get_email()</text:p>
      <text:p text:style-name="Normal"><text:s text:c="8"/>RETURN email</text:p>
      <text:p text:style-name="Normal"><text:s text:c="4"/>END METHOD</text:p>
      <text:p text:style-name="Normal"/>
      <text:p text:style-name="Normal"><text:s text:c="4"/>METHOD check_password(password)</text:p>
      <text:p text:style-name="Normal"><text:s text:c="8"/>RETURN password == stored_password</text:p>
      <text:p text:style-name="Normal"><text:s text:c="4"/>END METHOD</text:p>
      <text:p text:style-name="Normal"/>
      <text:p text:style-name="Normal"><text:s text:c="4"/>METHOD add_book(library, book)</text:p>
      <text:p text:style-name="Normal"><text:s text:c="8"/>CALL library.add_book(book)</text:p>
      <text:p text:style-name="Normal"><text:s text:c="8"/>RETURN "Book 'book_title' added."</text:p>
      <text:p text:style-name="Normal"><text:s text:c="4"/>END METHOD</text:p>
      <text:p text:style-name="Normal"/>
      <text:p text:style-name="Normal"><text:s text:c="4"/>METHOD remove_book(library, book)</text:p>
      <text:p text:style-name="Normal"><text:s text:c="8"/>CALL library.remove_book(book)</text:p>
      <text:p text:style-name="Normal"><text:s text:c="8"/>RETURN "Book 'book_title' removed."</text:p>
      <text:p text:style-name="Normal"><text:s text:c="4"/>END METHOD</text:p>
      <text:p text:style-name="Normal"/>
      <text:p text:style-name="Normal"><text:s text:c="4"/>METHOD register_librarian()</text:p>
      <text:p text:style-name="Normal"><text:s text:c="8"/>PRINT "--- Librarian Registration ---"</text:p>
      <text:p text:style-name="Normal"><text:s text:c="8"/>PROMPT name = "Enter your name: "</text:p>
      <text:p text:style-name="Normal"><text:s text:c="8"/>PROMPT email = "Enter your email: "</text:p>
      <text:p text:style-name="Normal"><text:s text:c="8"/>PROMPT password = "Enter your password: "</text:p>
      <text:p text:style-name="Normal"/>
      <text:p text:style-name="Normal"><text:s text:c="8"/>IF email ALREADY EXISTS in members</text:p>
      <text:p text:style-name="Normal"><text:s text:c="12"/>PRINT "Email already registered. Try logging in."</text:p>
      <text:p text:style-name="Normal"><text:s text:c="12"/>RETURN</text:p>
      <text:p text:style-name="Normal"/>
      <text:p text:style-name="Normal"><text:s text:c="8"/>user_id = LENGTH OF members + 1</text:p>
      <text:p text:style-name="Normal"><text:s text:c="8"/>CREATE new_librarian = Librarian(user_id, name, email, password)</text:p>
      <text:p text:style-name="Normal"><text:s text:c="8"/>ADD new_librarian TO members</text:p>
      <text:p text:style-name="Normal"><text:s text:c="8"/>PRINT "Registration successful! Librarian ID: user_id"</text:p>
      <text:p text:style-name="Normal"><text:s text:c="4"/>END METHOD</text:p>
      <text:p text:style-name="Normal">END CLASS</text:p>
      <text:p text:style-name="Normal"/>
      <text:p text:style-name="Normal"/>
      <text:p text:style-name="Normal"/>
      <text:p text:style-name="Normal"><text:s text:c="4"/></text:p>
      <text:soft-page-break/>
      <text:p text:style-name="Normal">CLASS Library</text:p>
      <text:p text:style-name="Normal"><text:s text:c="4"/>PRIVATE members AS LIST</text:p>
      <text:p text:style-name="Normal"><text:s text:c="4"/>PRIVATE librarians AS LIST</text:p>
      <text:p text:style-name="Normal"><text:s text:c="4"/>PRIVATE books AS LIST</text:p>
      <text:p text:style-name="Normal"><text:s text:c="4"/>PRIVATE current_user AS User (DEFAULT: None)</text:p>
      <text:p text:style-name="Normal"/>
      <text:p text:style-name="Normal"><text:s text:c="4"/>METHOD Constructor()</text:p>
      <text:p text:style-name="Normal"><text:s text:c="8"/>SET members TO EMPTY LIST</text:p>
      <text:p text:style-name="Normal"><text:s text:c="8"/>SET librarians TO EMPTY LIST</text:p>
      <text:p text:style-name="Normal"><text:s text:c="8"/>SET books TO EMPTY LIST</text:p>
      <text:p text:style-name="Normal"><text:s text:c="8"/>SET current_user TO None</text:p>
      <text:p text:style-name="Normal"><text:s text:c="4"/>END METHOD</text:p>
      <text:p text:style-name="Normal"/>
      <text:p text:style-name="Normal"><text:s text:c="4"/>METHOD register_member()</text:p>
      <text:p text:style-name="Normal"><text:s text:c="8"/>SET user_id TO LENGTH OF members + 1</text:p>
      <text:p text:style-name="Normal"><text:s text:c="8"/>PROMPT name = "Enter your name: "</text:p>
      <text:p text:style-name="Normal"><text:s text:c="8"/>PROMPT email = "Enter your email: "</text:p>
      <text:p text:style-name="Normal"><text:s text:c="8"/>PROMPT password = "Enter your password: "</text:p>
      <text:p text:style-name="Normal"/>
      <text:p text:style-name="Normal"><text:s text:c="8"/>IF email ALREADY EXISTS in members</text:p>
      <text:p text:style-name="Normal"><text:s text:c="12"/>PRINT "Email already registered."</text:p>
      <text:p text:style-name="Normal"><text:s text:c="12"/>RETURN</text:p>
      <text:p text:style-name="Normal"/>
      <text:p text:style-name="Normal"><text:s text:c="8"/>CREATE new_member = Member(user_id, name, email, password)</text:p>
      <text:p text:style-name="Normal"><text:s text:c="8"/>ADD new_member TO members</text:p>
      <text:p text:style-name="Normal"><text:s text:c="8"/>PRINT "Member registration successful! Your user ID is: user_id"</text:p>
      <text:p text:style-name="Normal"><text:s text:c="4"/>END METHOD</text:p>
      <text:p text:style-name="Normal"/>
      <text:p text:style-name="Normal"><text:s text:c="4"/>METHOD register_librarian()</text:p>
      <text:p text:style-name="Normal"><text:s text:c="8"/>IF current_user IS NOT Administrator</text:p>
      <text:p text:style-name="Normal"><text:s text:c="12"/>PRINT "Only an administrator can register librarians!"</text:p>
      <text:soft-page-break/>
      <text:p text:style-name="Normal"><text:s text:c="12"/>RETURN</text:p>
      <text:p text:style-name="Normal"/>
      <text:p text:style-name="Normal"><text:s text:c="8"/>SET user_id TO LENGTH OF librarians + 1</text:p>
      <text:p text:style-name="Normal"><text:s text:c="8"/>PROMPT name = "Enter librarian name: "</text:p>
      <text:p text:style-name="Normal"><text:s text:c="8"/>PROMPT email = "Enter librarian email: "</text:p>
      <text:p text:style-name="Normal"><text:s text:c="8"/>PROMPT password = "Enter librarian password: "</text:p>
      <text:p text:style-name="Normal"/>
      <text:p text:style-name="Normal"><text:s text:c="8"/>IF email ALREADY EXISTS in librarians</text:p>
      <text:p text:style-name="Normal"><text:s text:c="12"/>PRINT "Email already registered."</text:p>
      <text:p text:style-name="Normal"><text:s text:c="12"/>RETURN</text:p>
      <text:p text:style-name="Normal"/>
      <text:p text:style-name="Normal"><text:s text:c="8"/>CREATE new_librarian = Librarian(user_id, name, email, password)</text:p>
      <text:p text:style-name="Normal"><text:s text:c="8"/>ADD new_librarian TO librarians</text:p>
      <text:p text:style-name="Normal"><text:s text:c="8"/>PRINT "Librarian registration successful! Librarian ID: user_id"</text:p>
      <text:p text:style-name="Normal"><text:s text:c="4"/>END METHOD</text:p>
      <text:p text:style-name="Normal"/>
      <text:p text:style-name="Normal"><text:s text:c="4"/>METHOD login()</text:p>
      <text:p text:style-name="Normal"><text:s text:c="8"/>PRINT "Choose user type to log in:"</text:p>
      <text:p text:style-name="Normal"><text:s text:c="8"/>PRINT "1. Member"</text:p>
      <text:p text:style-name="Normal"><text:s text:c="8"/>PRINT "2. Librarian"</text:p>
      <text:p text:style-name="Normal"><text:s text:c="8"/>PRINT "3. Admin"</text:p>
      <text:p text:style-name="Normal"><text:s text:c="8"/>PROMPT choice = "Enter your choice: "</text:p>
      <text:p text:style-name="Normal"/>
      <text:p text:style-name="Normal"><text:s text:c="8"/>IF choice == "1"</text:p>
      <text:p text:style-name="Normal"><text:s text:c="12"/>SET user_list TO members</text:p>
      <text:p text:style-name="Normal"><text:s text:c="8"/>ELSE IF choice == "2"</text:p>
      <text:p text:style-name="Normal"><text:s text:c="12"/>SET user_list TO librarians</text:p>
      <text:p text:style-name="Normal"><text:s text:c="8"/>ELSE IF choice == "3"</text:p>
      <text:p text:style-name="Normal"><text:s text:c="12"/>PROMPT email = "Enter admin email: "</text:p>
      <text:p text:style-name="Normal"><text:s text:c="12"/>PROMPT password = "Enter password: "</text:p>
      <text:p text:style-name="Normal"><text:s text:c="12"/>IF email == "admin@library.com" AND password == "admin123"</text:p>
      <text:soft-page-break/>
      <text:p text:style-name="Normal"><text:s text:c="16"/>SET current_user TO "Admin"</text:p>
      <text:p text:style-name="Normal"><text:s text:c="16"/>PRINT "Login successful! Welcome, Admin."</text:p>
      <text:p text:style-name="Normal"><text:s text:c="16"/>RETURN</text:p>
      <text:p text:style-name="Normal"><text:s text:c="12"/>ELSE</text:p>
      <text:p text:style-name="Normal"><text:s text:c="16"/>PRINT "Invalid Admin credentials."</text:p>
      <text:p text:style-name="Normal"><text:s text:c="16"/>RETURN</text:p>
      <text:p text:style-name="Normal"><text:s text:c="8"/>ELSE</text:p>
      <text:p text:style-name="Normal"><text:s text:c="12"/>PRINT "Invalid choice."</text:p>
      <text:p text:style-name="Normal"><text:s text:c="12"/>RETURN</text:p>
      <text:p text:style-name="Normal"/>
      <text:p text:style-name="Normal"><text:s text:c="8"/>PROMPT email = "Enter your email: "</text:p>
      <text:p text:style-name="Normal"><text:s text:c="8"/>PROMPT password = "Enter your password: "</text:p>
      <text:p text:style-name="Normal"/>
      <text:p text:style-name="Normal"><text:s text:c="8"/>FOR EACH user IN user_list</text:p>
      <text:p text:style-name="Normal"><text:s text:c="12"/>IF user.get_email() == email AND user.check_password(password)</text:p>
      <text:p text:style-name="Normal"><text:s text:c="16"/>SET current_user TO user</text:p>
      <text:p text:style-name="Normal"><text:s text:c="16"/>PRINT "Login successful! Welcome, user.get_name()."</text:p>
      <text:p text:style-name="Normal"><text:s text:c="16"/>RETURN</text:p>
      <text:p text:style-name="Normal"/>
      <text:p text:style-name="Normal"><text:s text:c="8"/>PRINT "Invalid credentials."</text:p>
      <text:p text:style-name="Normal"><text:s text:c="4"/>END METHOD</text:p>
      <text:p text:style-name="Normal"/>
      <text:p text:style-name="Normal"><text:s text:c="4"/>METHOD logout()</text:p>
      <text:p text:style-name="Normal"><text:s text:c="8"/>IF current_user EXISTS</text:p>
      <text:p text:style-name="Normal"><text:s text:c="12"/>PRINT "Goodbye, current_user.get_name()!"</text:p>
      <text:p text:style-name="Normal"><text:s text:c="12"/>SET current_user TO None</text:p>
      <text:p text:style-name="Normal"><text:s text:c="4"/>END METHOD</text:p>
      <text:p text:style-name="Normal"/>
      <text:p text:style-name="Normal"><text:s text:c="4"/>METHOD get_current_user()</text:p>
      <text:p text:style-name="Normal"><text:s text:c="8"/>RETURN current_user</text:p>
      <text:p text:style-name="Normal"><text:s text:c="4"/>END METHOD</text:p>
      <text:p text:style-name="Normal"/>
      <text:p text:style-name="Normal"><text:s text:c="4"/>METHOD get_members()</text:p>
      <text:p text:style-name="Normal"><text:s text:c="8"/>RETURN members</text:p>
      <text:p text:style-name="Normal"><text:s text:c="4"/>END METHOD</text:p>
      <text:p text:style-name="Normal"/>
      <text:p text:style-name="Normal"><text:s text:c="4"/>METHOD get_librarians()</text:p>
      <text:p text:style-name="Normal"><text:s text:c="8"/>RETURN librarians</text:p>
      <text:p text:style-name="Normal"><text:s text:c="4"/>END METHOD</text:p>
      <text:p text:style-name="Normal"/>
      <text:p text:style-name="Normal"><text:s text:c="4"/>METHOD list_overdue_books()</text:p>
      <text:p text:style-name="Normal"><text:s text:c="8"/>SET overdue_books TO EMPTY LIST</text:p>
      <text:p text:style-name="Normal"/>
      <text:p text:style-name="Normal"><text:s text:c="8"/>FOR EACH book IN books</text:p>
      <text:p text:style-name="Normal"><text:s text:c="12"/>IF book IS "Borrowed" AND book HAS due_date AND due_date &lt; CURRENT_DATE</text:p>
      <text:p text:style-name="Normal"><text:s text:c="16"/>ADD book TO overdue_books</text:p>
      <text:p text:style-name="Normal"/>
      <text:p text:style-name="Normal"><text:s text:c="8"/>IF overdue_books IS NOT EMPTY</text:p>
      <text:p text:style-name="Normal"><text:s text:c="12"/>PRINT "Overdue Books Report:"</text:p>
      <text:p text:style-name="Normal"><text:s text:c="12"/>FOR EACH book IN overdue_books</text:p>
      <text:p text:style-name="Normal"><text:s text:c="16"/>PRINT "Title: book.get_title(), Borrowed Until: book.get_due_date()"</text:p>
      <text:p text:style-name="Normal"><text:s text:c="8"/>ELSE</text:p>
      <text:p text:style-name="Normal"><text:s text:c="12"/>PRINT "No overdue books."</text:p>
      <text:p text:style-name="Normal"><text:s text:c="4"/>END METHOD</text:p>
      <text:p text:style-name="Normal"/>
      <text:p text:style-name="Normal"><text:s text:c="4"/>METHOD list_books()</text:p>
      <text:p text:style-name="Normal"><text:s text:c="8"/>IF books IS EMPTY</text:p>
      <text:p text:style-name="Normal"><text:s text:c="12"/>PRINT "No books available in the library."</text:p>
      <text:p text:style-name="Normal"><text:s text:c="12"/>RETURN</text:p>
      <text:p text:style-name="Normal"><text:s text:c="4"/>END METHOD</text:p>
      <text:p text:style-name="Normal">END CLASS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st All</meta:initial-creator>
    <dc:creator>Host All</dc:creator>
    <meta:creation-date>2025-03-14T15:32:00Z</meta:creation-date>
    <dc:date>2025-03-14T15:42:00Z</dc:date>
    <meta:template xlink:href="Normal" xlink:type="simple"/>
    <meta:editing-cycles>1</meta:editing-cycles>
    <meta:editing-duration>PT600S</meta:editing-duration>
    <meta:document-statistic meta:page-count="11" meta:paragraph-count="72" meta:word-count="1489" meta:character-count="9849" meta:row-count="290" meta:non-whitespace-character-count="8432"/>
  </office:meta>
</office:document-meta>
</file>